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3.009cm"/>
    </style:style>
    <style:style style:name="co4" style:family="table-column">
      <style:table-column-properties fo:break-before="auto" style:column-width="5.4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 de la table</text:p>
          </table:table-cell>
          <table:table-cell office:value-type="string" calcext:value-type="string">
            <text:p>Nom du champs</text:p>
          </table:table-cell>
          <table:table-cell office:value-type="string" calcext:value-type="string">
            <text:p>Type de données</text:p>
          </table:table-cell>
          <table:table-cell office:value-type="string" calcext:value-type="string">
            <text:p>Définition du champ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e l’utilisateur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email_user</text:p>
          </table:table-cell>
          <table:table-cell office:value-type="string" calcext:value-type="string">
            <text:p>Alpha numérique</text:p>
          </table:table-cell>
          <table:table-cell office:value-type="string" calcext:value-type="string">
            <text:p>email de l’utilisateur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mdp_user</text:p>
          </table:table-cell>
          <table:table-cell office:value-type="string" calcext:value-type="string">
            <text:p>Alpha numérique</text:p>
          </table:table-cell>
          <table:table-cell office:value-type="string" calcext:value-type="string">
            <text:p>mot de passe de l’utilisateu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id_ro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u rôle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ame_ro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rô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id_bed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u lit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idOccupied_b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ccupé ou pas 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id_bedroo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e la chambre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no_bedroo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uméro de la chamb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id_pati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name_patient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nom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firstname_patient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rénom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dateBirth_pati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naissance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sexe_patient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sexe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notel_pati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uméro de téléphone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nosecu_pati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uméro de sécurité socia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id_servic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u service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nom_service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nom du serv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1:41:46.0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0:23:28.671000000</meta:creation-date>
    <dc:date>2024-03-25T12:01:46.666000000</dc:date>
    <meta:editing-duration>PT36M28S</meta:editing-duration>
    <meta:editing-cycles>8</meta:editing-cycles>
    <meta:generator>LibreOffice/7.6.5.2$Windows_X86_64 LibreOffice_project/38d5f62f85355c192ef5f1dd47c5c0c0c6d6598b</meta:generator>
    <meta:document-statistic meta:table-count="1" meta:cell-count="76" meta:object-count="0"/>
  </office:meta>
</office:document-meta>
</file>